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text-properties fo:language="fr" fo:country="FR" fo:font-weight="bold" officeooo:rsid="00046888" officeooo:paragraph-rsid="00046888" style:font-weight-asian="bold" style:font-weight-complex="bold"/>
    </style:style>
    <style:style style:name="P2" style:family="paragraph" style:parent-style-name="Standard">
      <style:text-properties fo:language="fr" fo:country="FR" fo:font-weight="bold" officeooo:rsid="00046888" officeooo:paragraph-rsid="00046888" style:font-weight-asian="bold" style:font-weight-complex="bold"/>
    </style:style>
    <style:style style:name="P3" style:family="paragraph" style:parent-style-name="Standard">
      <style:text-properties fo:language="fr" fo:country="FR" fo:font-weight="bold" officeooo:rsid="00054db7" officeooo:paragraph-rsid="0006d764" style:font-weight-asian="bold" style:font-weight-complex="bold"/>
    </style:style>
    <style:style style:name="P4" style:family="paragraph" style:parent-style-name="Standard">
      <style:text-properties fo:language="fr" fo:country="FR" fo:font-weight="bold" officeooo:rsid="00054db7" officeooo:paragraph-rsid="00054db7" style:font-weight-asian="bold" style:font-weight-complex="bold"/>
    </style:style>
    <style:style style:name="P5" style:family="paragraph" style:parent-style-name="Standard">
      <style:text-properties fo:language="fr" fo:country="FR" fo:font-weight="normal" officeooo:rsid="0008199f" officeooo:paragraph-rsid="0008199f" style:font-weight-asian="normal" style:font-weight-complex="normal"/>
    </style:style>
    <style:style style:name="P6" style:family="paragraph" style:parent-style-name="Standard">
      <style:text-properties fo:language="fr" fo:country="FR" fo:font-weight="normal" officeooo:rsid="0006d764" officeooo:paragraph-rsid="0006d764" style:font-weight-asian="normal" style:font-weight-complex="normal"/>
    </style:style>
    <style:style style:name="P7" style:family="paragraph" style:parent-style-name="Standard">
      <style:text-properties fo:language="fr" fo:country="FR" fo:font-weight="normal" officeooo:rsid="001352b0" officeooo:paragraph-rsid="001352b0" style:font-weight-asian="normal" style:font-weight-complex="normal"/>
    </style:style>
    <style:style style:name="T1" style:family="text">
      <style:text-properties officeooo:rsid="000559d9"/>
    </style:style>
    <style:style style:name="T2" style:family="text">
      <style:text-properties officeooo:rsid="0006d764"/>
    </style:style>
    <style:style style:name="T3" style:family="text">
      <style:text-properties fo:font-style="normal" style:font-style-asian="normal" style:font-style-complex="normal"/>
    </style:style>
    <style:style style:name="T4" style:family="text">
      <style:text-properties fo:font-style="normal" officeooo:rsid="0006d764" style:font-style-asian="normal" style:font-style-complex="normal"/>
    </style:style>
    <style:style style:name="T5" style:family="text">
      <style:text-properties fo:font-weight="normal" officeooo:rsid="0008e58f" style:font-weight-asian="normal" style:font-weight-complex="normal"/>
    </style:style>
    <style:style style:name="T6" style:family="text">
      <style:text-properties fo:font-weight="normal" officeooo:rsid="000a4211" style:font-weight-asian="normal" style:font-weight-complex="normal"/>
    </style:style>
    <style:style style:name="T7" style:family="text">
      <style:text-properties fo:font-weight="normal" officeooo:rsid="000c3fb5" style:font-weight-asian="normal" style:font-weight-complex="normal"/>
    </style:style>
    <style:style style:name="T8" style:family="text">
      <style:text-properties fo:font-weight="normal" officeooo:rsid="000c7dba" style:font-weight-asian="normal" style:font-weight-complex="normal"/>
    </style:style>
    <style:style style:name="T9" style:family="text">
      <style:text-properties fo:font-weight="normal" officeooo:rsid="000cfb98" style:font-weight-asian="normal" style:font-weight-complex="normal"/>
    </style:style>
    <style:style style:name="T10" style:family="text">
      <style:text-properties fo:font-weight="normal" officeooo:rsid="000ea815" style:font-weight-asian="normal" style:font-weight-complex="normal"/>
    </style:style>
    <style:style style:name="T11" style:family="text">
      <style:text-properties fo:font-weight="normal" officeooo:rsid="000f3026" style:font-weight-asian="normal" style:font-weight-complex="normal"/>
    </style:style>
    <style:style style:name="T12" style:family="text">
      <style:text-properties fo:font-weight="normal" officeooo:rsid="000fe0aa" style:font-weight-asian="normal" style:font-weight-complex="normal"/>
    </style:style>
    <style:style style:name="T13" style:family="text">
      <style:text-properties fo:font-weight="normal" officeooo:rsid="00102b3a" style:font-weight-asian="normal" style:font-weight-complex="normal"/>
    </style:style>
    <style:style style:name="T14" style:family="text">
      <style:text-properties fo:font-weight="normal" officeooo:rsid="00110538" style:font-weight-asian="normal" style:font-weight-complex="normal"/>
    </style:style>
    <style:style style:name="T15" style:family="text">
      <style:text-properties fo:font-weight="normal" officeooo:rsid="001242d6" style:font-weight-asian="normal" style:font-weight-complex="normal"/>
    </style:style>
    <style:style style:name="T16" style:family="text">
      <style:text-properties fo:font-weight="normal" officeooo:rsid="00130eb0"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lan gestion d’équipe et de projet</text:p>
      <text:p text:style-name="P2"/>
      <text:p text:style-name="P2"/>
      <text:p text:style-name="P2"/>
      <text:p text:style-name="P3">I] <text:span text:style-name="T4">Introduction</text:span></text:p>
      <text:p text:style-name="P3"><text:span text:style-name="T4"/></text:p>
      <text:p text:style-name="P5"><text:span text:style-name="T4"><text:tab/></text:span><text:span text:style-name="T3">Ce que nous attendions du projet Génie Logiciel, c’est premièrement une forte progression dans les compétences techniques, et c’est surtout aussi l’apprentissage de la gestion de projet. En effet, ce projet est idéal pour assimiler cette compétence, car la durée et le nombre de personne est propice à cette initiation. Dans ce bilan, nous allons donc dire ce que nous avons retenu de cette première expérience de gestion de projet, et de travail en équipe.</text:span></text:p>
      <text:p text:style-name="P5"><text:span text:style-name="T3"/></text:p>
      <text:p text:style-name="P4">I<text:span text:style-name="T4">I</text:span>] L’équipe</text:p>
      <text:p text:style-name="P4"/>
      <text:p text:style-name="P4"><text:tab/><text:span text:style-name="T5">Notre équipe est constituée de cinq membres : Thomas Cassagnes, Angelica Figueroa, Antoine Flichy, Mathieu Valliccioni, et Joël Zhu. Lors de la première séance, nous avons premièrement appris à nous connaître, en se présentant tour à tour, ainsi qu’en utilisant la fiche d’auto-évaluation donné dans le sujet. Il en a été retenu que l’équipe a des compétences variées, que nous avons su utiliser (par exemple Antoine a une bonne connaissance de l’environnement de développement Eclipse, nous avons donc décidé de tous utiliser cet environnement de développement). De plus, d’après les fiches d’auto-évaluation, nous avons remarqué qu’il n’y avait pas de personne sans compétence, et donc que chaque personne avait à apporter à ce projet.</text:span></text:p>
      <text:p text:style-name="P4"><text:span text:style-name="T5"><text:tab/></text:span><text:span text:style-name="T8">La répartition des taches se fit de manière naturelle. Thomas et Joël se sont occupés de la première partie, Antoine de la seconde, Mathieu et Joël de la troisième, Angelica s’est occupé du compilateur, </text:span><text:span text:style-name="T10">et une fois la première partie finie, Thomas et Antoine se sont occupés de l’extension TRIGO</text:span><text:span text:style-name="T8">. Avec cette répartition des taches, chaque partie avait un « responsable », et nous avons donc pu utiliser la méthode agile grâce à, entre autres, cette répartition de tâche.</text:span></text:p>
      <text:p text:style-name="P6"><text:tab/></text:p>
      <text:p text:style-name="P6"/>
      <text:p text:style-name="P4">I<text:span text:style-name="T1">II</text:span>] Notre application de la méthode Scrum</text:p>
      <text:p text:style-name="P4"/>
      <text:p text:style-name="P4"><text:tab/><text:span text:style-name="T6">En utilisant l’introduction à la méthode agile que nous avions vue en cours, </text:span><text:span text:style-name="T7">nous avons pu implémenter cette méthode de gestion de projet. Nous avons fait de plus quelques recherches sur cette méthode, et nous avons utilisé l’essentiel de celle ci. Premièrement, vu que le sujet était conçu pour l’utilisation de cette méthode, il aurait été dommage de ne pas l’appliquer. </text:span><text:span text:style-name="T8">Nous avons donc </text:span><text:span text:style-name="T9">pu utiliser la méthode agile</text:span><text:span text:style-name="T8">, </text:span><text:span text:style-name="T9">après avoir associé à chacun sa part du travail, et avec l’aide de la restriction des différents langages à implémenter. </text:span></text:p>
      <text:p text:style-name="P4"><text:span text:style-name="T9"><text:tab/>Nous avons appliqué de plusieurs manières la méthode agile. La première chose que nous avons utilisé </text:span><text:span text:style-name="T10">est le daily Scrum. Chaque matin, nous faisions une réunion de vingt minutes debout pour savoir ou chacun en était dans sa partie. Grâce au </text:span><text:span text:style-name="T11">D</text:span><text:span text:style-name="T10">aily </text:span><text:span text:style-name="T11">S</text:span><text:span text:style-name="T10">crum, nous avons pu voir l’avancement de chacun, et cela nous a donc permis de déduire l’avancement global du projet. </text:span></text:p>
      <text:p text:style-name="P4"><text:tab/><text:span text:style-name="T11">Ensuite, en sachant l’avancement global, cela nous a permis de corriger le planning, et de situer quand est ce qu’une partie du langage était finie. </text:span><text:span text:style-name="T12">Cela a permis de voir la totalité du sujet dès le premier rendu. Cependant nous avons eu quelques difficulté à assimiler le sujet lors de la découverte de celui ci, ce qui nous a causé un retard au début du projet.</text:span></text:p>
      <text:p text:style-name="P4"/>
      <text:p text:style-name="P4"/>
      <text:p text:style-name="P4">I<text:span text:style-name="T2">V</text:span>] Les règles que nous nous étions fixés</text:p>
      <text:p text:style-name="P4"/>
      <text:p text:style-name="P4"><text:tab/><text:span text:style-name="T13">Lors de la première séance ensemble, nous nous sommes fixé quelques règles pour avoir une productivité optimale. La première décision fut </text:span><text:span text:style-name="T14">de fixer des horaires et une endroit propice au travail. Nous avons choisi l’Ensimag pour travailler, </text:span><text:span text:style-name="T15">car les logiciels utiles pour la conception </text:span><text:soft-page-break/><text:span text:style-name="T15">étaient déjà installés sur les ordinateurs de l’école. De plus nous avons décidé de travailler tous dans la même salle avec des ordinateurs proches, car cela permettait de communiquer et d’aider directement. Nous avons choisi des horaires fixes chaque jour entre 9h et 18h, avec une heure de pause le midi. Ce volume d’heure nous paraissait convenable, </text:span><text:span text:style-name="T16">surtout en rajoutant des heures le samedi. </text:span></text:p>
      <text:p text:style-name="P4"><text:tab/></text:p>
      <text:p text:style-name="P4"><text:span text:style-name="T1">V</text:span>] Le respect de ces règles</text:p>
      <text:p text:style-name="P7"/>
      <text:p text:style-name="P7"><text:tab/>Nous avons su respecter ces règles, et ce sans difficulté, car cela permettait une routine, ainsi qu’une inertie de groupe qui était propice à la productivité.</text:p>
      <text:p text:style-name="P7"/>
      <text:p text:style-name="P4">V<text:span text:style-name="T2">I</text:span>] Le respect du planning</text:p>
      <text:p text:style-name="P4">V<text:span text:style-name="T2">II</text:span>] Les problèmes rencontrés</text:p>
      <text:p text:style-name="P4">V<text:span text:style-name="T2">II</text:span>I] Les solutions envisagées à ces problèmes</text:p>
      <text:p text:style-name="P4"><text:span text:style-name="T2">IX</text:span>] Conclusion</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2T15:29:56.664780260</meta:creation-date>
    <dc:date>2020-01-22T18:26:34.293188483</dc:date>
    <meta:editing-duration>PT54M22S</meta:editing-duration>
    <meta:editing-cycles>18</meta:editing-cycles>
    <meta:generator>LibreOffice/5.3.6.1$Linux_X86_64 LibreOffice_project/30$Build-1</meta:generator>
    <meta:document-statistic meta:table-count="0" meta:image-count="0" meta:object-count="0" meta:page-count="2" meta:paragraph-count="20" meta:word-count="668" meta:character-count="4069" meta:non-whitespace-character-count="3406"/>
  </office:meta>
</office:document-meta>
</file>